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ScaledBaselineTable.getDominantBaseline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ScaledBaselineTable.isHorizontalWriting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ScaledBaselineTable.BasicScaledBaselineTable( int altitude , int depth , int xHeight , int dominantBaselineIdentifier , int writin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icScaledBaselineTable.setBeforeAndAfterBaselines( int beforeBaseline , int afterBase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ScaledBaselineTable.getBaseline( int baselineIdentifie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asicScaledBaselineTable.deriveScaledBaselineTable( int baseline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ScaledBaselineTable.getBaselineDefaultOffset( int baselineIdentifi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asicScaledBaselineTable.getWrit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